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Segoe UI" fo:font-size="8.5pt" fo:font-style="normal" style:text-underline-style="none" fo:font-weight="normal" style:font-size-asian="8.5pt" style:font-style-asian="normal" style:font-weight-asian="normal"/>
    </style:style>
    <style:style style:name="P2" style:family="paragraph" style:parent-style-name="Standard">
      <style:text-properties officeooo:paragraph-rsid="00191d80"/>
    </style:style>
    <style:style style:name="T1" style:family="text">
      <style:text-properties fo:color="#090000" loext:opacity="100%" style:font-name="Calibri" fo:font-size="14pt" fo:font-weight="bold" style:font-size-asian="14pt" style:font-weight-asian="bold"/>
    </style:style>
    <style:style style:name="T2" style:family="text">
      <style:text-properties fo:color="#090000" loext:opacity="100%" style:font-name="Calibri" fo:font-size="14pt" fo:font-style="normal" style:text-underline-style="none" fo:font-weight="bold" style:font-size-asian="14pt" style:font-style-asian="normal" style:font-weight-asian="bold"/>
    </style:style>
    <style:style style:name="T3" style:family="text">
      <style:text-properties fo:color="#090000" loext:opacity="100%" style:font-name="Calibri" fo:font-size="12pt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fo:color="#090000" loext:opacity="100%" style:font-name="Calibri" fo:font-size="12pt" fo:font-style="normal" style:text-underline-style="none" fo:font-weight="normal" style:font-size-asian="12pt" style:font-style-asian="normal" style:font-weight-asian="normal"/>
    </style:style>
    <style:style style:name="T5" style:family="text">
      <style:text-properties fo:color="#090000" loext:opacity="100%" style:font-name="Calibri" fo:font-size="12pt" fo:font-style="normal" style:text-underline-style="none" fo:font-weight="normal" officeooo:rsid="00191d80" style:font-size-asian="12pt" style:font-style-asian="normal" style:font-weight-asian="normal" style:font-weight-complex="normal"/>
    </style:style>
    <style:style style:name="T6" style:family="text">
      <style:text-properties fo:color="#090000" loext:opacity="100%" style:font-name="Calibri" fo:font-size="12pt" fo:font-style="normal" style:text-underline-style="none" fo:font-weight="bold" style:font-size-asian="12pt" style:font-style-asian="normal" style:font-weight-asian="bold"/>
    </style:style>
    <style:style style:name="T7" style:family="text">
      <style:text-properties fo:color="#090000" loext:opacity="100%" style:font-name="Calibri" fo:font-size="12pt" fo:font-style="normal" style:text-underline-style="none" fo:font-weight="bold" officeooo:rsid="00191d80" style:font-size-asian="12pt" style:font-style-asian="normal" style:font-weight-asian="bold"/>
    </style:style>
    <style:style style:name="T8" style:family="text">
      <style:text-properties fo:color="#090000" loext:opacity="100%" style:font-name="Calibri" fo:font-size="12pt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9" style:family="text">
      <style:text-properties fo:color="#090000" loext:opacity="100%" style:font-name="Calibri" fo:font-size="12pt" fo:font-style="normal" style:text-underline-style="solid" style:text-underline-width="auto" style:text-underline-color="font-color" fo:font-weight="bold" officeooo:rsid="00191d80" style:font-size-asian="12pt" style:font-style-asian="normal" style:font-weight-asian="bold"/>
    </style:style>
    <style:style style:name="T10" style:family="text">
      <style:text-properties fo:color="#808080" loext:opacity="100%" style:font-name="Calibri" fo:font-size="8pt" fo:font-style="italic" style:text-underline-style="none" fo:font-weight="bold" style:font-size-asian="8pt" style:font-style-asian="italic" style:font-weight-asian="bold"/>
    </style:style>
    <style:style style:name="T11" style:family="text">
      <style:text-properties fo:color="#808080" loext:opacity="100%" style:font-name="Calibri" fo:font-size="8pt" fo:font-style="italic" style:text-underline-style="none" fo:font-weight="normal" style:font-size-asian="8pt" style:font-style-asian="italic" style:font-weight-asian="normal"/>
    </style:style>
    <style:style style:name="T12" style:family="text">
      <style:text-properties fo:color="#0000ff" loext:opacity="100%" style:font-name="Calibri" fo:font-size="12pt" fo:font-style="italic" style:text-underline-style="none" fo:font-weight="normal" style:font-size-asian="12pt" style:font-style-asian="italic" style:font-weight-asian="normal"/>
    </style:style>
    <style:style style:name="T13" style:family="text">
      <style:text-properties fo:color="#0000ff" loext:opacity="100%" style:font-name="Calibri"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4" style:family="text">
      <style:text-properties fo:color="#000000" loext:opacity="100%" style:font-name="Calibri" fo:font-size="12pt" fo:font-style="normal" style:text-underline-style="none" fo:font-weight="normal" officeooo:rsid="00191d80" style:font-size-asian="12pt" style:font-style-asian="normal" style:font-weight-asian="normal" style:font-weight-complex="normal"/>
    </style:style>
    <style:style style:name="T15" style:family="text">
      <style:text-properties fo:color="#000000" loext:opacity="100%" style:font-name="Calibri" fo:font-size="12pt" fo:font-style="normal" style:text-underline-style="none" fo:font-weight="bold" officeooo:rsid="00191d80" style:font-size-asian="12pt" style:font-style-asian="normal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rticle = (</text:span><text:span text:style-name="T3">id</text:span><text:span text:style-name="T10"> <text:s/></text:span><text:span text:style-name="T15">NOT_NULL A_I <text:s/></text:span><text:span text:style-name="T10">INT</text:span><text:span text:style-name="T4">, nom</text:span><text:span text:style-name="T11"> VARCHAR(225)</text:span><text:span text:style-name="T4">, prix</text:span><text:span text:style-name="T11"> INT</text:span><text:span text:style-name="T4">, descr</text:span><text:span text:style-name="T11"> VARCHAR(225)</text:span><text:span text:style-name="T4">, taille</text:span><text:span text:style-name="T11"> INT</text:span><text:span text:style-name="T4">, </text:span><text:span text:style-name="T6">idCatégorie</text:span><text:span text:style-name="T10"> INT</text:span><text:span text:style-name="T4">, </text:span><text:span text:style-name="T6">idMenu</text:span><text:span text:style-name="T10"> INT</text:span><text:span text:style-name="T2">);<text:line-break/></text:span></text:p>
      <text:p text:style-name="P2"><text:span text:style-name="T2">Commande = (</text:span><text:span text:style-name="T8">id</text:span><text:span text:style-name="T10"> <text:s/></text:span><text:span text:style-name="T15">NOT_NULL A_I </text:span><text:span text:style-name="T10">INT</text:span><text:span text:style-name="T4">, total</text:span><text:span text:style-name="T11"> INT</text:span><text:span text:style-name="T4">, qteArticle</text:span><text:span text:style-name="T11"> INT</text:span><text:span text:style-name="T4">, statut</text:span><text:span text:style-name="T11"> INT</text:span><text:span text:style-name="T2">);<text:line-break/></text:span></text:p>
      <text:p text:style-name="Standard"><text:span text:style-name="T2">Catégorie = (</text:span><text:span text:style-name="T8">id </text:span><text:span text:style-name="T15">NOT_NULL A_I</text:span><text:span text:style-name="T10"> INT</text:span><text:span text:style-name="T4">, nom</text:span><text:span text:style-name="T11"> VARCHAR(225)</text:span><text:span text:style-name="T4">, </text:span><text:span text:style-name="T6">idMenu</text:span><text:span text:style-name="T10"> INT</text:span><text:span text:style-name="T12">, #id_1</text:span><text:span text:style-name="T2">);<text:line-break/></text:span></text:p>
      <text:p text:style-name="P2"><text:span text:style-name="T2">Menu = (</text:span><text:span text:style-name="T8">id</text:span><text:span text:style-name="T10"> <text:s/></text:span><text:span text:style-name="T15">NOT_NULL A_I <text:s/></text:span><text:span text:style-name="T10">INT</text:span><text:span text:style-name="T4">, nom</text:span><text:span text:style-name="T11"> VARCHAR(225)</text:span><text:span text:style-name="T4">, prix</text:span><text:span text:style-name="T11"> INT</text:span><text:span text:style-name="T4">, taille</text:span><text:span text:style-name="T11"> INT</text:span><text:span text:style-name="T4">, Description</text:span><text:span text:style-name="T11"> VARCHAR(225)</text:span><text:span text:style-name="T12">, #id_1, #id_2</text:span><text:span text:style-name="T2">);<text:line-break/></text:span></text:p>
      <text:p text:style-name="Standard"><text:span text:style-name="T2">AssoArticleCommande = (</text:span><text:span text:style-name="T13">#id, #id_1</text:span><text:span text:style-name="T4">, </text:span><text:span text:style-name="T6">idAcommande</text:span><text:span text:style-name="T10"> INT</text:span><text:span text:style-name="T4">, </text:span><text:span text:style-name="T6">idArticle</text:span><text:span text:style-name="T10"> INT</text:span><text:span text:style-name="T2">);</text:span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8T00:44:29.635000000</meta:creation-date>
    <dc:date>2024-11-08T00:46:17.108000000</dc:date>
    <meta:editing-duration>PT1M47S</meta:editing-duration>
    <meta:editing-cycles>1</meta:editing-cycles>
    <meta:document-statistic meta:table-count="0" meta:image-count="0" meta:object-count="0" meta:page-count="1" meta:paragraph-count="5" meta:word-count="65" meta:character-count="449" meta:non-whitespace-character-count="380"/>
    <meta:generator>LibreOffice/7.0.0.3$Windows_X86_64 LibreOffice_project/8061b3e9204bef6b321a21033174034a5e2ea88e</meta:generator>
  </office:meta>
</office:document-meta>
</file>